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hiller" svg:font-family="Chiller" style:font-family-generic="decorative" style:font-pitch="variable" svg:panose-1="4 2 4 4 3 16 7 2 6 2"/>
    <style:font-face style:name="Agent Orange" svg:font-family="Agent Orange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osinformato" style:master-page-name="MP0" style:family="paragraph">
      <style:paragraph-properties fo:break-before="page"/>
      <style:text-properties style:font-name="Courier New" style:font-name-complex="Courier New"/>
    </style:style>
    <style:style style:name="T2" style:parent-style-name="Fuentedepárrafopredeter." style:family="text">
      <style:text-properties style:font-name="Courier New" style:font-name-complex="Courier New"/>
    </style:style>
    <style:style style:name="T3" style:parent-style-name="Fuentedepárrafopredeter." style:family="text">
      <style:text-properties style:font-name="Courier New" style:font-name-complex="Courier New"/>
    </style:style>
    <style:style style:name="T4" style:parent-style-name="Fuentedepárrafopredeter." style:family="text">
      <style:text-properties style:font-name="Courier New" style:font-name-complex="Courier New"/>
    </style:style>
    <style:style style:name="T5" style:parent-style-name="Fuentedepárrafopredeter." style:family="text">
      <style:text-properties style:font-name="Courier New" style:font-name-complex="Courier New"/>
    </style:style>
    <style:style style:name="T6" style:parent-style-name="Fuentedepárrafopredeter." style:family="text">
      <style:text-properties style:font-name="Courier New" style:font-name-complex="Courier New"/>
    </style:style>
    <style:style style:name="T7" style:parent-style-name="Fuentedepárrafopredeter." style:family="text">
      <style:text-properties style:font-name="Courier New" style:font-name-complex="Courier New"/>
    </style:style>
    <style:style style:name="T8" style:parent-style-name="Fuentedepárrafopredeter." style:family="text">
      <style:text-properties style:font-name="Courier New" style:font-name-complex="Courier New"/>
    </style:style>
    <style:style style:name="T9" style:parent-style-name="Fuentedepárrafopredeter." style:family="text">
      <style:text-properties style:font-name="Courier New" style:font-name-complex="Courier New"/>
    </style:style>
    <style:style style:name="T10" style:parent-style-name="Fuentedepárrafopredeter." style:family="text">
      <style:text-properties style:font-name="Courier New" style:font-name-complex="Courier New"/>
    </style:style>
    <style:style style:name="T11" style:parent-style-name="Fuentedepárrafopredeter." style:family="text">
      <style:text-properties style:font-name="Courier New" style:font-name-complex="Courier New"/>
    </style:style>
    <style:style style:name="T12" style:parent-style-name="Fuentedepárrafopredeter." style:family="text">
      <style:text-properties style:font-name="Courier New" style:font-name-complex="Courier New"/>
    </style:style>
    <style:style style:name="T13" style:parent-style-name="Fuentedepárrafopredeter." style:family="text">
      <style:text-properties style:font-name="Courier New" style:font-name-complex="Courier New"/>
    </style:style>
    <style:style style:name="T14" style:parent-style-name="Fuentedepárrafopredeter." style:family="text">
      <style:text-properties style:font-name="Courier New" style:font-name-complex="Courier New"/>
    </style:style>
    <style:style style:name="T15" style:parent-style-name="Fuentedepárrafopredeter." style:family="text">
      <style:text-properties style:font-name="Courier New" style:font-name-complex="Courier New"/>
    </style:style>
    <style:style style:name="T16" style:parent-style-name="Fuentedepárrafopredeter." style:family="text">
      <style:text-properties style:font-name="Chiller" style:font-name-complex="Agent Orange" fo:font-weight="bold" style:font-weight-asian="bold" fo:font-size="72pt" style:font-size-asian="72pt" style:font-size-complex="72pt" fo:language="en" fo:country="US"/>
    </style:style>
    <style:style style:name="P17" style:parent-style-name="Textosinformato" style:family="paragraph">
      <style:text-properties style:font-name="Chiller" style:font-name-complex="Agent Orange" fo:language="en" fo:country="US"/>
    </style:style>
    <style:style style:name="P18" style:parent-style-name="Textosinformato" style:family="paragraph">
      <style:text-properties style:font-name="Chiller" style:font-name-complex="Agent Orange" fo:font-size="36pt" style:font-size-asian="36pt" style:font-size-complex="36pt" fo:language="en" fo:country="US"/>
    </style:style>
    <style:style style:name="P19" style:parent-style-name="Textosinformato" style:family="paragraph">
      <style:text-properties style:font-name="Chiller" style:font-name-complex="Agent Orange" fo:language="en" fo:country="US"/>
    </style:style>
    <style:style style:name="P20" style:parent-style-name="Textosinformato" style:family="paragraph">
      <style:text-properties style:font-name="Chiller" style:font-name-complex="Agent Orange" fo:language="en" fo:country="US"/>
    </style:style>
    <style:style style:name="P21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22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T23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24" style:parent-style-name="Hipervínculo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25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26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P27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28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29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T30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31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32" style:parent-style-name="Hipervínculo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33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34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P35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T36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37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38" style:parent-style-name="Hipervínculo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39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40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P41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T42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43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44" style:parent-style-name="Hipervínculo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45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46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P47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48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49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50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51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52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53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54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55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56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P57" style:parent-style-name="Textosinformato" style:family="paragraph">
      <style:text-properties style:font-name="Chiller" style:font-name-complex="Agent Orange" fo:font-size="22pt" style:font-size-asian="22pt" style:font-size-complex="22pt" fo:language="en" fo:country="US"/>
    </style:style>
    <style:style style:name="T58" style:parent-style-name="Fuentedepárrafopredeter." style:family="text">
      <style:text-properties style:font-name="Chiller" style:font-name-complex="Agent Orange" fo:font-size="22pt" style:font-size-asian="22pt" style:font-size-complex="22pt" fo:language="en" fo:country="US"/>
    </style:style>
    <style:style style:name="T59" style:parent-style-name="Fuentedepárrafopredeter." style:family="text">
      <style:text-properties style:font-name="Chiller" style:font-name-complex="Agent Orange" fo:font-size="22pt" style:font-size-asian="22pt" style:font-size-complex="22pt"/>
    </style:style>
  </office:automatic-styles>
  <office:body>
    <office:text text:use-soft-page-breaks="true">
      <text:p text:style-name="P1"/>
      <text:p text:style-name="Textosinformato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STREET JUMPER</text:span></text:p>
      <text:p text:style-name="P17"/>
      <text:p text:style-name="P18">USAGE INSTRUCCIONS :</text:p>
      <text:p text:style-name="P19"/>
      <text:p text:style-name="P20"/>
      <text:p text:style-name="P21"><text:tab/>1 . Install AndEngine - AnchorCenter in Eclipse :<text:s/></text:p>
      <text:p text:style-name="P22"/>
      <text:p text:style-name="Textosinformato"><text:span text:style-name="T23"><text:tab/></text:span><text:a xlink:href="https://github.com/nicolasgramlich/AndEngine/tree/" office:target-frame-name="_top" xlink:show="replace"><text:span text:style-name="T24">https://github.com/nicolasgramlich/AndEngine/tree/</text:span></text:a><text:span text:style-name="T25"><text:tab/></text:span><text:span text:style-name="T26">GLES2-AnchorCenter</text:span></text:p>
      <text:p text:style-name="P27"><text:tab/></text:p>
      <text:p text:style-name="P28"><text:tab/>Extensions :</text:p>
      <text:p text:style-name="P29"><text:tab/></text:p>
      <text:p text:style-name="Textosinformato"><text:span text:style-name="T30"><text:tab/>Augmented Reality Extension :<text:s/></text:span><text:span text:style-name="T31"><text:tab/></text:span><text:a xlink:href="https://github.com/nicolasgramlich/AndEngineAugme" office:target-frame-name="_top" xlink:show="replace"><text:span text:style-name="T32">https://github.com/nicolasgramlich/AndEngineAugme</text:span></text:a><text:span text:style-name="T33"><text:tab/></text:span><text:span text:style-name="T34">ntedRealityExtension.git</text:span></text:p>
      <text:p text:style-name="P35"><text:tab/></text:p>
      <text:p text:style-name="Textosinformato"><text:span text:style-name="T36"><text:tab/>Multiplayer Extension :<text:s/></text:span><text:span text:style-name="T37"><text:tab/></text:span><text:a xlink:href="https://github.com/nicolasgramlich/AndEngineMultip" office:target-frame-name="_top" xlink:show="replace"><text:span text:style-name="T38">https://github.com/nicolasgramlich/AndEngineMultip</text:span></text:a><text:span text:style-name="T39"><text:tab/></text:span><text:span text:style-name="T40">layerExtension.git</text:span></text:p>
      <text:p text:style-name="P41"><text:tab/></text:p>
      <text:p text:style-name="Textosinformato"><text:span text:style-name="T42"><text:tab/>Physics Extension :<text:s/></text:span><text:span text:style-name="T43"><text:tab/></text:span><text:a xlink:href="https://github.com/nicolasgramlich/AndEnginePhysic" office:target-frame-name="_top" xlink:show="replace"><text:span text:style-name="T44">https://github.com/nicolasgramlich/AndEnginePhysic</text:span></text:a><text:span text:style-name="T45"><text:tab/></text:span><text:span text:style-name="T46">sBox2DExtension.git</text:span></text:p>
      <text:p text:style-name="P47"><text:tab/></text:p>
      <text:soft-page-break/>
      <text:p text:style-name="P48"><text:tab/>Examples<text:s/>:<text:tab/>https://github.com/nicolasgramlich/AndEngineExam<text:tab/>ples.git</text:p>
      <text:p text:style-name="P49"><text:tab/><text:tab/><text:tab/><text:tab/></text:p>
      <text:p text:style-name="P50"><text:tab/>2. Java Compiler and JVM : 1.6</text:p>
      <text:p text:style-name="P51"><text:tab/></text:p>
      <text:p text:style-name="P52"><text:tab/>3. Android Target Version : 4.2.2<text:s/></text:p>
      <text:p text:style-name="P53"><text:tab/></text:p>
      <text:p text:style-name="P54"><text:tab/>4. Run project as Android Project in Eclipse<text:s/></text:p>
      <text:p text:style-name="P55"><text:tab/></text:p>
      <text:p text:style-name="P56"><text:tab/></text:p>
      <text:p text:style-name="P57"><text:tab/></text:p>
      <text:p text:style-name="Textosinformato"><text:span text:style-name="T58"><text:tab/></text:span><text:span text:style-name="T59">GOOD LUCK, IT'S EASY :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hiller" svg:font-family="Chiller" style:font-family-generic="decorative" style:font-pitch="variable" svg:panose-1="4 2 4 4 3 16 7 2 6 2"/>
    <style:font-face style:name="Agent Orange" svg:font-family="Agent Orange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sinformato" style:display-name="Texto sin formato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xtosinformatoCar" style:display-name="Texto sin formato Car" style:family="text" style:parent-style-name="Fuentedepárrafopredeter.">
      <style:text-properties style:font-name="Consolas" fo:font-size="10.5pt" style:font-size-asian="10.5pt" style:font-size-complex="10.5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tor</meta:initial-creator>
    <dc:creator>aitor</dc:creator>
    <meta:creation-date>2014-01-20T16:33:00Z</meta:creation-date>
    <dc:date>2014-01-20T16:33:00Z</dc:date>
    <meta:template xlink:href="Normal" xlink:type="simple"/>
    <meta:editing-cycles>2</meta:editing-cycles>
    <meta:editing-duration>PT0S</meta:editing-duration>
    <meta:document-statistic meta:page-count="2" meta:paragraph-count="2" meta:word-count="156" meta:character-count="1013" meta:row-count="7" meta:non-whitespace-character-count="859"/>
  </office:meta>
</office:document-meta>
</file>